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0dae" officeooo:paragraph-rsid="00090dae"/>
    </style:style>
    <style:style style:name="P2" style:family="paragraph" style:parent-style-name="Standard" style:list-style-name="L1">
      <style:text-properties officeooo:rsid="00090dae" officeooo:paragraph-rsid="00090da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CID information for all the authors:</text:p>
      <text:p text:style-name="P1"/>
      <text:list xml:id="list1128921211" text:style-name="L1">
        <text:list-item>
          <text:p text:style-name="P2">Matteo Francia: </text:p>
          <text:list>
            <text:list-item>
              <text:p text:style-name="P2">0000-0002-0805-1051</text:p>
            </text:list-item>
            <text:list-item>
              <text:p text:style-name="P2">https://orcid.org/0000-0002-0805-1051</text:p>
            </text:list-item>
          </text:list>
        </text:list-item>
        <text:list-item>
          <text:p text:style-name="P2">Enrico Gallinucci: </text:p>
          <text:list>
            <text:list-item>
              <text:p text:style-name="P2">0000-0002-0931-4255</text:p>
            </text:list-item>
            <text:list-item>
              <text:p text:style-name="P2">https://orcid.org/0000-0002-0931-4255</text:p>
            </text:list-item>
          </text:list>
        </text:list-item>
        <text:list-item>
          <text:p text:style-name="P2">Matteo Golfarelli: </text:p>
          <text:list>
            <text:list-item>
              <text:p text:style-name="P2">0000-0002-0437-0725</text:p>
            </text:list-item>
            <text:list-item>
              <text:p text:style-name="P2">https://orcid.org/0000-0002-0437-0725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2T16:08:41.668000000</meta:creation-date>
    <dc:date>2022-11-02T16:11:49.009000000</dc:date>
    <meta:editing-duration>PT3M8S</meta:editing-duration>
    <meta:editing-cycles>1</meta:editing-cycles>
    <meta:document-statistic meta:table-count="0" meta:image-count="0" meta:object-count="0" meta:page-count="1" meta:paragraph-count="10" meta:word-count="27" meta:character-count="269" meta:non-whitespace-character-count="258"/>
    <meta:generator>LibreOffice/7.4.1.2$Windows_X86_64 LibreOffice_project/3c58a8f3a960df8bc8fd77b461821e42c061c5f0</meta:generator>
  </office:meta>
</office:document-meta>
</file>